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ListParagraph" style:list-style-name="LFO1" style:family="paragraph">
      <style:text-properties style:font-name="Roboto" style:font-name-complex="Times New Roman"/>
    </style:style>
    <style:style style:name="P5" style:parent-style-name="ListParagraph" style:list-style-name="LFO1" style:family="paragraph"/>
    <style:style style:name="T6" style:parent-style-name="Hyperlink" style:family="text">
      <style:text-properties style:font-name="Roboto" style:font-name-complex="Times New Roman"/>
    </style:style>
    <style:style style:name="P7" style:parent-style-name="ListParagraph" style:list-style-name="LFO2" style:family="paragraph"/>
    <style:style style:name="P8" style:parent-style-name="ListParagraph" style:list-style-name="LFO2" style:family="paragraph"/>
  </office:automatic-styles>
  <office:body>
    <office:text text:use-soft-page-breaks="true">
      <text:p text:style-name="P1"><text:a xlink:href="https://developers.google.com/youtube/v3/guides/" office:target-frame-name="_top" xlink:show="replace"><text:span text:style-name="T2">https://developers.google.com/youtube/v3/guides/</text:span></text:a></text:p>
      <text:p text:style-name="P3"/>
      <text:list text:style-name="LFO1" text:continue-numbering="true">
        <text:list-item>
          <text:p text:style-name="P4">This might give a hint to the login system of YouTube api:</text:p>
        </text:list-item>
        <text:list-item>
          <text:p text:style-name="P5"><text:a xlink:href="https://developers.google.com/youtube/v3/guides/" office:target-frame-name="_top" xlink:show="replace"><text:span text:style-name="T6">https://developers.google.com/youtube/v3/guides/</text:span></text:a></text:p>
        </text:list-item>
      </text:list>
      <text:p text:style-name="Normal"/>
      <text:list text:style-name="LFO2" text:continue-numbering="true">
        <text:list-item>
          <text:p text:style-name="P7"><text:a xlink:href="https://developers.google.com/google-ads/api/docs/batch-processing/overview" office:target-frame-name="_top" xlink:show="replace"><text:span text:style-name="Hyperlink">https://developers.google.com/google-ads/api/docs/batch-processing/overview</text:span></text:a></text:p>
        </text:list-item>
        <text:list-item>
          <text:p text:style-name="P8">Could help with batch processing.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Whitbread</meta:initial-creator>
    <dc:creator>George Whitbread</dc:creator>
    <meta:creation-date>2020-08-27T01:22:00Z</meta:creation-date>
    <dc:date>2020-08-27T01:45:00Z</dc:date>
    <meta:template xlink:href="Normal.dotm" xlink:type="simple"/>
    <meta:editing-cycles>3</meta:editing-cycles>
    <meta:editing-duration>PT180S</meta:editing-duration>
    <meta:document-statistic meta:page-count="1" meta:paragraph-count="1" meta:word-count="73" meta:character-count="493" meta:row-count="3" meta:non-whitespace-character-count="421"/>
  </office:meta>
</office:document-meta>
</file>